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tyle:font-family-generic="swiss"/>
    <style:font-face style:name="Source Code Pro" svg:font-family="'Source Code Pro'" style:font-adornments="Általános"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style:tab-stops>
          <style:tab-stop style:position="3.39cm"/>
        </style:tab-stops>
      </style:paragraph-properties>
    </style:style>
    <style:style style:name="P3" style:family="paragraph" style:parent-style-name="Text_20_body">
      <style:paragraph-properties>
        <style:tab-stops>
          <style:tab-stop style:position="2.48cm"/>
        </style:tab-stops>
      </style:paragraph-properties>
    </style:style>
    <style:style style:name="P4" style:family="paragraph" style:parent-style-name="Text_20_body">
      <style:text-properties officeooo:rsid="000ed9a8" officeooo:paragraph-rsid="0015a4d7"/>
    </style:style>
    <style:style style:name="P5" style:family="paragraph" style:parent-style-name="Text_20_body">
      <style:text-properties officeooo:paragraph-rsid="000fff7f"/>
    </style:style>
    <style:style style:name="P6" style:family="paragraph" style:parent-style-name="Text_20_body">
      <style:text-properties officeooo:rsid="0011eac2" officeooo:paragraph-rsid="0011eac2"/>
    </style:style>
    <style:style style:name="P7" style:family="paragraph" style:parent-style-name="Text_20_body">
      <style:text-properties officeooo:rsid="0011eac2" officeooo:paragraph-rsid="001728e0"/>
    </style:style>
    <style:style style:name="P8" style:family="paragraph" style:parent-style-name="Text_20_body">
      <style:text-properties officeooo:paragraph-rsid="0013c60d"/>
    </style:style>
    <style:style style:name="P9" style:family="paragraph" style:parent-style-name="Text_20_body">
      <style:text-properties officeooo:paragraph-rsid="001728e0"/>
    </style:style>
    <style:style style:name="P10" style:family="paragraph" style:parent-style-name="Text_20_body">
      <style:text-properties officeooo:paragraph-rsid="001c105b"/>
    </style:style>
    <style:style style:name="P11" style:family="paragraph" style:parent-style-name="Text_20_body">
      <style:text-properties officeooo:rsid="0024e44a" officeooo:paragraph-rsid="0024e44a"/>
    </style:style>
    <style:style style:name="P12" style:family="paragraph" style:parent-style-name="Text_20_body">
      <style:text-properties officeooo:rsid="0015a4d7" officeooo:paragraph-rsid="0024e44a"/>
    </style:style>
    <style:style style:name="P13" style:family="paragraph" style:parent-style-name="Text_20_body">
      <style:text-properties officeooo:rsid="00279e76" officeooo:paragraph-rsid="00279e76"/>
    </style:style>
    <style:style style:name="P14" style:family="paragraph" style:parent-style-name="Text_20_body">
      <style:text-properties officeooo:rsid="002b5694" officeooo:paragraph-rsid="002b5694"/>
    </style:style>
    <style:style style:name="P15" style:family="paragraph" style:parent-style-name="Text_20_body">
      <style:text-properties officeooo:rsid="002bdd6a" officeooo:paragraph-rsid="002bdd6a"/>
    </style:style>
    <style:style style:name="P16" style:family="paragraph" style:parent-style-name="Text_20_body">
      <style:text-properties officeooo:paragraph-rsid="002bdd6a"/>
    </style:style>
    <style:style style:name="P17" style:family="paragraph" style:parent-style-name="Subtitle">
      <style:text-properties officeooo:paragraph-rsid="000db553"/>
    </style:style>
    <style:style style:name="P18" style:family="paragraph" style:parent-style-name="Footnote">
      <style:text-properties officeooo:paragraph-rsid="000db553"/>
    </style:style>
    <style:style style:name="P19" style:family="paragraph" style:parent-style-name="Footnote">
      <style:text-properties officeooo:rsid="001ccdaa" officeooo:paragraph-rsid="001ccdaa"/>
    </style:style>
    <style:style style:name="P20" style:family="paragraph" style:parent-style-name="Preformatted_20_Text">
      <style:text-properties officeooo:paragraph-rsid="0011eac2"/>
    </style:style>
    <style:style style:name="P21" style:family="paragraph" style:parent-style-name="Preformatted_20_Text">
      <style:text-properties officeooo:paragraph-rsid="0013c60d"/>
    </style:style>
    <style:style style:name="P22" style:family="paragraph" style:parent-style-name="Preformatted_20_Text">
      <style:text-properties officeooo:rsid="000ed9a8" officeooo:paragraph-rsid="0015a4d7"/>
    </style:style>
    <style:style style:name="P23" style:family="paragraph" style:parent-style-name="Preformatted_20_Text">
      <style:text-properties officeooo:paragraph-rsid="0015a4d7"/>
    </style:style>
    <style:style style:name="P24" style:family="paragraph" style:parent-style-name="Preformatted_20_Text">
      <style:text-properties officeooo:rsid="001be075" officeooo:paragraph-rsid="001be075"/>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text-properties officeooo:rsid="0011eac2" officeooo:paragraph-rsid="0011eac2"/>
    </style:style>
    <style:style style:name="P27" style:family="paragraph" style:parent-style-name="Preformatted_20_Text">
      <style:text-properties officeooo:rsid="00279e76" officeooo:paragraph-rsid="00279e76"/>
    </style:style>
    <style:style style:name="P28" style:family="paragraph" style:parent-style-name="Preformatted_20_Text">
      <style:text-properties officeooo:paragraph-rsid="00285b83"/>
    </style:style>
    <style:style style:name="P29" style:family="paragraph" style:parent-style-name="Preformatted_20_Text">
      <style:text-properties officeooo:paragraph-rsid="002a4d40"/>
    </style:style>
    <style:style style:name="P30" style:family="paragraph" style:parent-style-name="Footnote">
      <style:paragraph-properties style:writing-mode="lr-tb"/>
    </style:style>
    <style:style style:name="P31" style:family="paragraph" style:parent-style-name="Illustration">
      <style:text-properties fo:font-style="normal" style:font-style-asian="normal" style:font-style-complex="normal"/>
    </style:style>
    <style:style style:name="P32" style:family="paragraph" style:parent-style-name="Illustration">
      <style:text-properties fo:font-style="normal" officeooo:rsid="0024e44a" officeooo:paragraph-rsid="0024e44a" style:font-style-asian="normal" style:font-style-complex="normal"/>
    </style:style>
    <style:style style:name="P33" style:family="paragraph" style:parent-style-name="Heading_20_3">
      <style:text-properties officeooo:rsid="00279e76" officeooo:paragraph-rsid="00279e76"/>
    </style:style>
    <style:style style:name="P34" style:family="paragraph" style:parent-style-name="Heading_20_3">
      <style:text-properties officeooo:rsid="001728e0" officeooo:paragraph-rsid="000ed9a8"/>
    </style:style>
    <style:style style:name="P35" style:family="paragraph" style:parent-style-name="Heading_20_2">
      <style:text-properties officeooo:rsid="001728e0" officeooo:paragraph-rsid="000ed9a8"/>
    </style:style>
    <style:style style:name="P36" style:family="paragraph" style:parent-style-name="Text_20_body">
      <style:text-properties officeooo:rsid="002bdd6a" officeooo:paragraph-rsid="002bdd6a"/>
    </style:style>
    <style:style style:name="P37" style:family="paragraph" style:parent-style-name="Preformatted_20_Text">
      <style:text-properties officeooo:rsid="002bdd6a" officeooo:paragraph-rsid="002f13ee"/>
    </style:style>
    <style:style style:name="P38" style:family="paragraph" style:parent-style-name="Preformatted_20_Text">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0fff7f" style:font-style-asian="italic" style:font-style-complex="italic"/>
    </style:style>
    <style:style style:name="T3" style:family="text">
      <style:text-properties fo:font-style="italic" officeooo:rsid="0013c60d" style:font-style-asian="italic" style:font-style-complex="italic"/>
    </style:style>
    <style:style style:name="T4" style:family="text">
      <style:text-properties fo:font-style="italic" officeooo:rsid="0022a58a"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Liberation Serif"/>
    </style:style>
    <style:style style:name="T7" style:family="text">
      <style:text-properties officeooo:rsid="000db553"/>
    </style:style>
    <style:style style:name="T8" style:family="text">
      <style:text-properties officeooo:rsid="000fff7f"/>
    </style:style>
    <style:style style:name="T9" style:family="text">
      <style:text-properties officeooo:rsid="0011eac2"/>
    </style:style>
    <style:style style:name="T10" style:family="text">
      <style:text-properties officeooo:rsid="0013c60d"/>
    </style:style>
    <style:style style:name="T11" style:family="text">
      <style:text-properties officeooo:rsid="001728e0"/>
    </style:style>
    <style:style style:name="T12" style:family="text">
      <style:text-properties officeooo:rsid="001c105b"/>
    </style:style>
    <style:style style:name="T13" style:family="text">
      <style:text-properties officeooo:rsid="001d5247"/>
    </style:style>
    <style:style style:name="T14" style:family="text">
      <style:text-properties officeooo:rsid="0022a58a"/>
    </style:style>
    <style:style style:name="T15" style:family="text">
      <style:text-properties officeooo:rsid="0023abd5"/>
    </style:style>
    <style:style style:name="T16" style:family="text">
      <style:text-properties officeooo:rsid="00244247"/>
    </style:style>
    <style:style style:name="T17" style:family="text">
      <style:text-properties officeooo:rsid="0024e44a"/>
    </style:style>
    <style:style style:name="T18" style:family="text">
      <style:text-properties officeooo:rsid="0026181c"/>
    </style:style>
    <style:style style:name="T19" style:family="text">
      <style:text-properties officeooo:rsid="00281549"/>
    </style:style>
    <style:style style:name="T20" style:family="text">
      <style:text-properties officeooo:rsid="00279e76"/>
    </style:style>
    <style:style style:name="T21" style:family="text">
      <style:text-properties officeooo:rsid="00285b83"/>
    </style:style>
    <style:style style:name="T22" style:family="text">
      <style:text-properties officeooo:rsid="002a4d40"/>
    </style:style>
    <style:style style:name="T23" style:family="text">
      <style:text-properties officeooo:rsid="002bdd6a"/>
    </style:style>
    <style:style style:name="T24" style:family="text">
      <style:text-properties officeooo:rsid="002f13ee"/>
    </style:style>
    <style:style style:name="T25" style:family="text">
      <style:text-properties officeooo:rsid="002f8d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ros language specification<text:note text:id="ftn1" text:note-class="footnote"><text:note-citation>1</text:note-citation><text:note-body><text:p text:style-name="Footnote">Released under the Creative Commons 2.0 Attribution-NoDerivs license</text:p></text:note-body></text:note></text:p>
      <text:p text:style-name="P17"><text:span text:style-name="T7">Revised draft</text:span><text:note text:id="ftn2" text:note-class="footnote"><text:note-citation>2</text:note-citation><text:note-body><text:p text:style-name="P18"><text:span text:style-name="T7">Revisions</text:span>:<text:line-break/><text:span text:style-name="T7">2009-09-28 Draft.</text:span><text:line-break/><text:span text:style-name="T7">2010-04-19 N</text:span>ew Java implementation and minor fixes in Python implementation.<text:line-break/>2010-05-28 Comments about <text:s/>Unicode CLDR and DollarText; corrections for RuleBasedNumberFormat; BSD license for Python and Java interpreters of the appendix of the speciﬁcation.<text:line-break/><text:span text:style-name="T7">2018-04-06 Default NUMBERTEXT mode. Add conditional text and prefix macros, and related changes in left zero deletion and examples to describe ordinal, ordinal-number, year etc. variants of number to number name conversions more easily, for example, to implement Office Open XML’s ordinal, cardinalText and ordinalText number format support in LibreOffice and other software.</text:span></text:p></text:note-body></text:note></text:p>
      <text:p text:style-name="Title1">László Németh (nemeth@<text:span text:style-name="T7">numbertext</text:span>.org)</text:p>
      <text:p text:style-name="Title1"/>
      <text:h text:style-name="Heading_20_1" text:outline-level="1">Introduction</text:h>
      <text:p text:style-name="P10">The Soros programming language is a reg<text:span text:style-name="T12">ular expression (regex)</text:span> based language for conversion between self-similar character sequences. <text:span text:style-name="T12">Interpreters of the Soros language are based on the regex features of the different programming languages, resulting very small implementations and high portability.</text:span><text:span text:style-name="T12"><text:note text:id="ftn3" text:note-class="footnote"><text:note-citation>3</text:note-citation><text:note-body><text:p text:style-name="P19"><text:span text:style-name="T23">Recent i</text:span>mplementations: C++11, Java, JavaScript <text:span text:style-name="T23">and </text:span>Python.</text:p></text:note-body></text:note></text:span></text:p>
      <text:p text:style-name="P10">A typical conversion task is the number to number name conversion, and the language is originally developed for the generalization of the BAHTTEXT spreadsheet function, a function of Microsoft Excel for number to Thai number name and currency conversion, standardized by ECMA–376 and ISO/IEC 29 500:2008 Office Open XML format<text:span text:style-name="T13">s</text:span><text:note text:id="ftn4" text:note-class="footnote"><text:note-citation>4</text:note-citation><text:note-body><text:p text:style-name="P30">This standard also contains an English spellout function with currency handling, see DollarText in ECMA-376, Part 4, section 2.16.4.</text:p></text:note-body></text:note>. Soros language is also the intended SPELLOUT replacement of the rule based number formatter (RBNF) of IBM ICU and Unicode CLDR database.<text:note text:id="ftn5" text:note-class="footnote"><text:note-citation>5</text:note-citation><text:note-body><text:p text:style-name="Footnote">RBNF is a rule language for numerical input. Handling <text:span text:style-name="T25">spelling exceptions, </text:span>currencies and their special suffixation can be diﬃcult and redundant in RBNF. RBNF database of Unicode CLDR misses currency handling.</text:p></text:note-body></text:note></text:p>
      <text:h text:style-name="Heading_20_1" text:outline-level="1">Syntax</text:h>
      <text:p text:style-name="Text_20_body">A Soros program implicitly defines a single string function named <text:span text:style-name="Teletype">$</text:span> (dollar).</text:p>
      <text:h text:style-name="Heading_20_2" text:outline-level="2">Program lines</text:h>
      <text:p text:style-name="Text_20_body">A Soros program (the function <text:span text:style-name="Teletype">$</text:span>) consists of lines of conditional commands. Lines can be separated by new line or semicolon characters. Empty lines, leading and trailing white space characters of the lines are removed by the interpreter before the program execution (see also comments <text:span text:style-name="T16">in </text:span><text:span text:style-name="T16"><text:bookmark-ref text:reference-format="number" text:ref-name="__RefHeading___Toc947_3804125517">2.7</text:bookmark-ref></text:span>).</text:p>
      <text:h text:style-name="Heading_20_2" text:outline-level="2"><text:soft-page-break/>Commands</text:h>
      <text:p text:style-name="Standard">A command has a <text:span text:style-name="T1">regex</text:span> part and a return <text:span text:style-name="T1">value</text:span> separated by the first (not quoted) white space or white space sequence:</text:p>
      <text:p text:style-name="Illustration">regex value</text:p>
      <text:p text:style-name="P31">The function <text:span text:style-name="Teletype">$</text:span> returns with the return value of the first matched command. Without any matching the return value is the empty string.</text:p>
      <text:p text:style-name="P32">The default NUMBERTEXT mode of Soros programs uses a hidden command for left zero deletion, <text:s/>see in <text:bookmark-ref text:reference-format="number" text:ref-name="__RefHeading___Toc965_3804125517">2.5</text:bookmark-ref>.</text:p>
      <text:h text:style-name="Heading_20_2" text:outline-level="2">Regex part of the command</text:h>
      <text:p text:style-name="Text_20_body">The <text:span text:style-name="T1">regex</text:span> part is the condition of the command. The <text:span text:style-name="T1">portable </text:span>Soros <text:span text:style-name="T1">regex</text:span> is an extended regular expression (described in ISO/IEC 9945-2:1993) with a single Perl regex extension, the possible usage of the <text:span text:style-name="Teletype">\d</text:span> notation for <text:span text:style-name="Teletype">[:digit:]</text:span> or <text:span text:style-name="Teletype">[0-9]</text:span> (digits) and the <text:span text:style-name="Teletype">\D</text:span> notation for non-digits (<text:span text:style-name="Teletype">[^0-9]</text:span>).</text:p>
      <text:h text:style-name="Heading_20_3" text:outline-level="3">Matching</text:h>
      <text:p text:style-name="Text_20_body">The <text:span text:style-name="T1">regex</text:span> matches the input string, if and only if the matching is full matching and the implicit input boundary values meet the global input boundary criteria (see next section).</text:p>
      <text:h text:style-name="Heading_20_3" text:outline-level="3">Global input boundary criteria</text:h>
      <text:p text:style-name="P2">The optional regex <text:span text:style-name="Teletype">^</text:span> and <text:span text:style-name="Teletype">$</text:span> boundary notations in REGEX part of the command define global input boundary criteria. The parameter of the first call (the global input) always matches both of these conditions, but the matching of the parameter of a recursive call depends on the position of the recursive call in the return value. The interpreter adds implicit boundary data to the recursive calls. When the recursive call is there in leading position (for example the <text:span text:style-name="Teletype">$1</text:span> in the <text:span text:style-name="Teletype">$1$2$3</text:span> or the nested <text:span text:style-name="Teletype">$($1$2$3)</text:span> return values), the input of the recursive call inherits the leading boundary data of the recent input. When the recursive call is there in trailing position (for example the <text:span text:style-name="Teletype">$3</text:span> in the <text:span text:style-name="Teletype">$1$2$3</text:span> or <text:span text:style-name="Teletype">$($1$2$3)</text:span> return values), the recursive call inherits the trailing boundary data of the recent input. See also global input boundary modifiers <text:span text:style-name="T16">in </text:span><text:span text:style-name="T16"><text:bookmark-ref text:reference-format="number" text:ref-name="__RefHeading___Toc949_3804125517">2.4.4</text:bookmark-ref></text:span><text:span text:style-name="T16">.</text:span></text:p>
      <text:h text:style-name="Heading_20_3" text:outline-level="3">Quoting</text:h>
      <text:p text:style-name="Standard">Regex part can contain white spaces and both parts of the Soros commands can contain leading or trailing white spaces by quoting with the optional ASCII quotation marks:</text:p>
      <text:p text:style-name="Illustration">"regex with spaces" "value<text:span text:style-name="T5"> <text:s text:c="3"/>"</text:span></text:p>
      <text:h text:style-name="Heading_20_2" text:outline-level="2">Return value part of the command</text:h>
      <text:p text:style-name="Text_20_body">The return value is a character sequence with optional spaces, standard regex back references, recursive calls, abbreviated recursive calls and boundary modifiers for recursive calls.</text:p>
      <text:h text:style-name="Heading_20_3" text:outline-level="3"><text:soft-page-break/>Back references – <text:span text:style-name="Teletype">\1</text:span> … <text:span text:style-name="Teletype">\9</text:span></text:h>
      <text:p text:style-name="Text_20_body"><text:span text:style-name="Teletype">\1</text:span> … <text:span text:style-name="Teletype">\9</text:span> are back references to the parenthesized subexpressions of the <text:span text:style-name="T1">regex</text:span> part, like in the POSIX standard Unix tools, <text:span text:style-name="T1">sed</text:span> and <text:span text:style-name="T1">awk</text:span>.</text:p>
      <text:h text:style-name="Heading_20_3" text:outline-level="3">Recursive calls – <text:span text:style-name="Teletype">$(</text:span><text:span text:style-name="Teletype"><text:span text:style-name="T1">param</text:span></text:span><text:span text:style-name="Teletype">)</text:span></text:h>
      <text:p text:style-name="Text_20_body">The expression <text:span text:style-name="Teletype">$(</text:span><text:span text:style-name="Teletype"><text:span text:style-name="T1">param</text:span></text:span><text:span text:style-name="Teletype">)</text:span> will be replaced by the result of the recursive call of the main <text:span text:style-name="Teletype">$</text:span> function with the parameter <text:span text:style-name="T1">param</text:span>. Nested function calls are interpreted in adequate order.</text:p>
      <text:h text:style-name="Heading_20_3" text:outline-level="3">Abbreviated recursive calls – <text:span text:style-name="Teletype">$1</text:span> … <text:span text:style-name="Teletype">$9</text:span></text:h>
      <text:p text:style-name="Text_20_body"><text:span text:style-name="Teletype">$1</text:span> … <text:span text:style-name="Teletype">$9</text:span> are abbreviated forms of the <text:span text:style-name="Teletype">$(\1)</text:span> … <text:span text:style-name="Teletype">$(\9)</text:span> recursive calls.</text:p>
      <text:h text:style-name="Heading_20_3" text:outline-level="3"><text:bookmark-start text:name="__RefHeading___Toc949_3804125517"/>Global input boundary modifiers<text:bookmark-end text:name="__RefHeading___Toc949_3804125517"/></text:h>
      <text:p text:style-name="Text_20_body">Recursive calls without boundary position in the return value lose their global input boundary values. Pipe signs before or after recursive calls are boundary modifiers and declare global input boundaries within the value.</text:p>
      <text:p text:style-name="Text_20_body">The call with empty string can differentiate the right and left boundary modifiers. The <text:span text:style-name="Teletype">$1|$2</text:span> is equivalent form of the <text:span text:style-name="Teletype">$1||$2</text:span>. The following form sets global input boundary modifier only to the second non-empty call: <text:span text:style-name="Teletype">$1$()|$2</text:span><text:span text:style-name="T6">.</text:span></text:p>
      <text:h text:style-name="P33" text:outline-level="3">Conditional text</text:h>
      <text:p text:style-name="P14">Brackets around a function call defines conditional text. If the return value of the function call is not empty, then the text within the brackets is added to the return value:</text:p>
      <text:p text:style-name="P27">2(\d)<text:tab/><text:tab/><text:tab/><text:tab/>twenty[-$1]</text:p>
      <text:p text:style-name="P27">(\d)(\d\d)<text:tab/><text:tab/><text:tab/>$1 hundred[ and $2]</text:p>
      <text:p text:style-name="P27">"EUR (\d+)[.](\d\d?)"<text:tab/>$1 euro[ $2 cents]</text:p>
      <text:p text:style-name="P13"><text:span text:style-name="T21">are </text:span>equivalent<text:span text:style-name="T21">s of the following program lines:</text:span></text:p>
      <text:p text:style-name="P27">20<text:tab/><text:tab/><text:tab/><text:tab/><text:tab/>twenty</text:p>
      <text:p text:style-name="P27">2(\d)<text:tab/><text:tab/><text:tab/><text:tab/>twenty-$1</text:p>
      <text:p text:style-name="P27">(\d)00<text:tab/><text:tab/><text:tab/><text:tab/>$1 hundred</text:p>
      <text:p text:style-name="P27">(\d)(\d\d)<text:tab/><text:tab/><text:tab/>$1 hundred and $2</text:p>
      <text:p text:style-name="P27">"EUR (\d+)"<text:tab/><text:tab/><text:tab/>$1 euro</text:p>
      <text:p text:style-name="P27">"EUR (\d+)[.](\d\d?)"<text:tab/>$1 euro $2 cents</text:p>
      <text:h text:style-name="Heading_20_2" text:outline-level="2"><text:bookmark-start text:name="__RefHeading___Toc965_3804125517"/><text:span text:style-name="T17">NUMBERTEXT mode and </text:span><text:span text:style-name="Teletype">__numbertext__</text:span><text:bookmark-end text:name="__RefHeading___Toc965_3804125517"/></text:h>
      <text:p text:style-name="P11">Soros programs have default NUMBERTEXT mode: removing left zeros from the input (also in the recursive calls).</text:p>
      <text:p text:style-name="Text_20_body">The <text:span text:style-name="Teletype">__numbertext__</text:span> directive <text:span text:style-name="T17">removes the start of the </text:span>NUMBERTEXT mode <text:span text:style-name="T17">to the place of the directive, so it’s possible to modify or overwrite the effect of left zero deletion.</text:span></text:p>
      <text:p text:style-name="P8"><text:span text:style-name="T3">Example:</text:span><text:span text:style-name="T10"> l</text:span>eft zero deletion can be implemented by adding the following program line to the <text:soft-page-break/>programs:</text:p>
      <text:p text:style-name="P21">0+(0|[1-9]\d*) $1</text:p>
      <text:p text:style-name="P4"><text:span text:style-name="T10">Numbertext reference implementation uses similar prefixes, as in RBNF rules, for ordinal etc. numbers (see also prefix macros in </text:span><text:span text:style-name="T10"><text:bookmark-ref text:reference-format="number" text:ref-name="__RefNumPara__765_27443014">2.8</text:bookmark-ref></text:span><text:span text:style-name="T10">):</text:span></text:p>
      <text:p text:style-name="P23">"ordinal 1"<text:tab/><text:tab/><text:tab/>first</text:p>
      <text:p text:style-name="P22">"ordinal 1<text:span text:style-name="T10">(\d{3})</text:span>"<text:tab/><text:tab/><text:span text:style-name="T10">thousand $(ordinal \1)</text:span></text:p>
      <text:p text:style-name="P12">In NUMBERTEXT mode, left zero deletion works after prefixes, too, for example, by using the following <text:span text:style-name="T16">Soros </text:span>program line <text:span text:style-name="T17">at the start of the program (default NUMBERTEXT mode) or at the place of the <text:s/></text:span><text:span text:style-name="Teletype"><text:span text:style-name="T17">__numbertext__</text:span></text:span><text:span text:style-name="T17"> directive:</text:span></text:p>
      <text:p text:style-name="Preformatted_20_Text">"([a-z][-a-z]* )?0+(0|[1-9]\d*)"<text:tab/><text:tab/>$(\1\2)</text:p>
      <text:h text:style-name="Heading_20_2" text:outline-level="2">Special characters</text:h>
      <text:p text:style-name="Text_20_body">Back slash, ASCII <text:span text:style-name="T19">quotation</text:span> mark, dollar sign, left and right parentheses <text:span text:style-name="T20">and brackets</text:span>, pipe sign, hash mark, semicolon and new line characters can be added by their quoted forms and by the <text:span text:style-name="Teletype">\n</text:span> new line notation:</text:p>
      <text:p text:style-name="Preformatted_20_Text">\\, \", \$, \(, \), <text:span text:style-name="T20">\[, \], </text:span>\|, \#, \; \n</text:p>
      <text:h text:style-name="Heading_20_2" text:outline-level="2"><text:bookmark-start text:name="__RefHeading___Toc947_3804125517"/>Comments<text:bookmark-end text:name="__RefHeading___Toc947_3804125517"/></text:h>
      <text:p text:style-name="Text_20_body">Hash mark signs comments (terminated by the next new line character or the end of the program):</text:p>
      <text:p text:style-name="Preformatted_20_Text"># full-line comment</text:p>
      <text:p text:style-name="Preformatted_20_Text">1 one # in-line comment</text:p>
      <text:p text:style-name="Preformatted_20_Text">2 two # semicolons (;) are parts of the comments, too</text:p>
      <text:h text:style-name="P34" text:outline-level="3">Language-dependent program lines</text:h>
      <text:p text:style-name="P16">Using <text:span text:style-name="Teletype">[:lang-code:]</text:span> in a comment <text:span text:style-name="T23">defines</text:span> a language-dependent program line.</text:p>
      <text:p text:style-name="P16">For example, German number to number name rules</text:p>
      <text:p text:style-name="Preformatted_20_Text">3(\d) [$1und]dreissig # [:de-CH:]</text:p>
      <text:p text:style-name="Preformatted_20_Text">3(\d) [$1und]dreißig</text:p>
      <text:p text:style-name="P15">result “dreissig” for the input “30”, if the language of the conversion is <text:span text:style-name="Emphasis">de-CH</text:span> (Swiss Standard German), otherwise “dreißig”.</text:p>
      <text:p text:style-name="P15">It’s possible to use any number of language codes in the comment of the same program line:</text:p>
      <text:p text:style-name="P37"><text:span text:style-name="T24">(\d)(\d\d) $1 hundred[ and $2] </text:span># [:<text:span text:style-name="T24">en-AU</text:span>:] <text:span text:style-name="T24">[:en-GB:] [:en-IE:]</text:span></text:p>
      <text:p text:style-name="P37"><text:span text:style-name="T24">(\d)(\d\d) $1 hundred[ $2]</text:span></text:p>
      <text:h text:style-name="P35" text:outline-level="2"><text:bookmark-start text:name="__RefNumPara__765_27443014"/>Prefix macros<text:bookmark-end text:name="__RefNumPara__765_27443014"/></text:h>
      <text:p text:style-name="P5">The <text:span text:style-name="T11">line </text:span><text:span text:style-name="Teletype"><text:span text:style-name="T2">== </text:span></text:span><text:span text:style-name="Teletype"><text:span text:style-name="T4">prefix-literal</text:span></text:span><text:span text:style-name="Teletype"><text:span text:style-name="T2"> ==</text:span></text:span><text:span text:style-name="T8"> <text:s/>defines a prefix macro: the arbitrary string „</text:span><text:span text:style-name="Teletype"><text:span text:style-name="T8">prefix-literal</text:span></text:span><text:span text:style-name="T8">” is concatenated with the regex part of the following lines before compilation. Prefix literals and non-empty regex parts separated by a space, handling also boundary notation </text:span><text:span text:style-name="Teletype"><text:span text:style-name="T8">^</text:span></text:span><text:span text:style-name="T8"> and </text:span><text:soft-page-break/><text:span text:style-name="T8">quotation marks as follows:</text:span></text:p>
      <text:p text:style-name="P20">== ordinal ==</text:p>
      <text:p text:style-name="P20">1<text:tab/>first</text:p>
      <text:p text:style-name="P20"><text:span text:style-name="T9">^</text:span>2<text:tab/>second</text:p>
      <text:p text:style-name="P20">"<text:span text:style-name="T14">3"<text:tab/>third</text:span></text:p>
      <text:p text:style-name="P20">""<text:tab/><text:span text:style-name="T9">Ordinal numbers...</text:span></text:p>
      <text:p text:style-name="P6">equivalent of the following <text:span text:style-name="T11">expansion:</text:span></text:p>
      <text:p text:style-name="P20">"<text:span text:style-name="T9">ordinal </text:span>1"<text:tab/>first</text:p>
      <text:p text:style-name="P20"><text:span text:style-name="T9">"^ordinal </text:span>2"<text:tab/>second</text:p>
      <text:p text:style-name="P20">"<text:span text:style-name="T14">ordinal 3"<text:tab/>third</text:span></text:p>
      <text:p text:style-name="P26">"ordinal"<text:tab/><text:tab/>Ordinal numbers...</text:p>
      <text:p text:style-name="P7"><text:span text:style-name="T15">A new </text:span>macro definition <text:span text:style-name="T15">overwrites </text:span>the previous one.</text:p>
      <text:p text:style-name="P9"><text:span text:style-name="T9">Empty macro definition switch off macro expansion for the following lines: </text:span><text:span text:style-name="Teletype"><text:span text:style-name="T9">== ==</text:span></text:span>.</text:p>
      <text:h text:style-name="Heading_20_1" text:outline-level="1">Examples</text:h>
      <text:p text:style-name="Text_20_body">Reverse input string (Example 1):</text:p>
      <text:p text:style-name="Preformatted_20_Text">(.*)(.)<text:tab/><text:tab/>\2$1</text:p>
      <text:p text:style-name="Text_20_body">Add thousand separators (Example 2):</text:p>
      <text:p text:style-name="Preformatted_20_Text">(\d+)(\d{3})<text:tab/>$1,\2</text:p>
      <text:p text:style-name="Preformatted_20_Text">(\d+)<text:tab/><text:tab/>\1</text:p>
      <text:p text:style-name="Text_20_body">Number to Devanagari numeral conversion (Example 3):</text:p>
      <text:p text:style-name="Preformatted_20_Text">(\d*)0<text:tab/>$1० </text:p>
      <text:p text:style-name="Preformatted_20_Text">(\d*)1<text:tab/>$1१ </text:p>
      <text:p text:style-name="Preformatted_20_Text">(\d*)2<text:tab/>$1२ </text:p>
      <text:p text:style-name="Preformatted_20_Text">(\d*)3<text:tab/>$1३ </text:p>
      <text:p text:style-name="Preformatted_20_Text">(\d*)4<text:tab/>$1४ </text:p>
      <text:p text:style-name="Preformatted_20_Text">(\d*)5<text:tab/>$1५ </text:p>
      <text:p text:style-name="Preformatted_20_Text">(\d*)6<text:tab/>$1६ </text:p>
      <text:p text:style-name="Preformatted_20_Text">(\d*)7<text:tab/>$1७ </text:p>
      <text:p text:style-name="Preformatted_20_Text">(\d*)8<text:tab/>$1८ </text:p>
      <text:p text:style-name="Preformatted_20_Text">(\d*)9<text:tab/>$1९ </text:p>
      <text:p text:style-name="P3">Number to English number name conversion program (Example 4):</text:p>
      <text:p text:style-name="Preformatted_20_Text">__numbertext__ </text:p>
      <text:p text:style-name="P29">^0 zero; 1 one; 2 two; 3 three; 4 four; 5 five; 6 six;</text:p>
      <text:p text:style-name="P29">7 seven; 8 eight; 9 nine; 10 ten; 11 eleven; 12 twelve;</text:p>
      <text:p text:style-name="P29">13 thirteen; 15 fifteen; 18 eighteen; 1(\d) $1teen </text:p>
      <text:p text:style-name="Preformatted_20_Text">2(\d) twenty<text:span text:style-name="T21">[</text:span>-$1<text:span text:style-name="T21">]</text:span>; 3(\d) thirty<text:span text:style-name="T21">[</text:span>-$1<text:span text:style-name="T21">]</text:span>; 4(\d) forty<text:span text:style-name="T21">[</text:span>-$1<text:span text:style-name="T21">]</text:span> </text:p>
      <text:p text:style-name="Preformatted_20_Text">5(\d) fifty<text:span text:style-name="T21">[</text:span>-$1<text:span text:style-name="T21">]</text:span>; 8(\d) eighty<text:span text:style-name="T21">[</text:span>-$1<text:span text:style-name="T21">]</text:span></text:p>
      <text:p text:style-name="Preformatted_20_Text">(\d)(\d) $1ty<text:span text:style-name="T21">[</text:span>-$2<text:span text:style-name="T21">]</text:span> </text:p>
      <text:p text:style-name="P28">(\d)(\d\d) $1 hundred<text:span text:style-name="T21">[ and</text:span> $2<text:span text:style-name="T21">]</text:span></text:p>
      <text:p text:style-name="P28"/>
      <text:p text:style-name="Preformatted_20_Text"><text:soft-page-break/># separator function </text:p>
      <text:p text:style-name="Preformatted_20_Text">:0+<text:tab/><text:tab/><text:tab/><text:tab/># one million </text:p>
      <text:p text:style-name="Preformatted_20_Text">:0*\d?\d " and "<text:tab/># one million and twenty-two </text:p>
      <text:p text:style-name="Preformatted_20_Text">:\d+ ", "<text:tab/><text:tab/><text:tab/># one million, one thousand </text:p>
      <text:p text:style-name="Preformatted_20_Text"/>
      <text:p text:style-name="Preformatted_20_Text">(\d{1,2})([1-9]\d\d) $1 thousand<text:span text:style-name="T22">[</text:span> $2<text:span text:style-name="T22">]</text:span><text:tab/># ten thousand two hundred </text:p>
      <text:p text:style-name="Preformatted_20_Text">(\d{1,3})(\d{3}) $1 thousand$(:\2)$2<text:tab/># one hundred thousand, two hundred </text:p>
      <text:p text:style-name="Preformatted_20_Text">(\d{1,3})(\d{6}) $1 million$(:\2)$2 </text:p>
      <text:p text:style-name="Preformatted_20_Text">(\d{1,3})(\d{9}) $1 billion$(:\2)$2 </text:p>
      <text:p text:style-name="Preformatted_20_Text">(\d{1,3})(\d{12}) $1 trillion$(:\2)$2 </text:p>
      <text:p text:style-name="Preformatted_20_Text">(\d{1,3})(\d{15}) $1 quadrillion$(:\2)$2 </text:p>
      <text:p text:style-name="Preformatted_20_Text">(\d{1,3})(\d{18}) $1 quintillion$(:\2)$2 </text:p>
      <text:p text:style-name="Preformatted_20_Text">(\d{1,3})(\d{21}) $1 sextillion$(:\2)$2 </text:p>
      <text:p text:style-name="Preformatted_20_Text">(\d{1,3})(\d{24}) $1 septillion$(:\2)$2 </text:p>
      <text:p text:style-name="Preformatted_20_Text"/>
      <text:p text:style-name="Preformatted_20_Text"># negative number </text:p>
      <text:p text:style-name="Preformatted_20_Text">[-−](\d+) negative |$1 </text:p>
      <text:p text:style-name="Preformatted_20_Text"/>
      <text:p text:style-name="Preformatted_20_Text"># decimals </text:p>
      <text:p text:style-name="Preformatted_20_Text">([-−]?\d+)[.,] $1| point </text:p>
      <text:p text:style-name="Preformatted_20_Text">([-−]?\d+[.,]\d*)(\d) $1| |$2 </text:p>
      <text:p text:style-name="Preformatted_20_Text"/>
      <text:p text:style-name="Preformatted_20_Text"># currency unit/subunit singular/plural </text:p>
      <text:p text:style-name="Preformatted_20_Text">us:([^,]*),([^,]*),([^,]*),([^,]*) \1 </text:p>
      <text:p text:style-name="Preformatted_20_Text">up:([^,]*),([^,]*),([^,]*),([^,]*) \2 </text:p>
      <text:p text:style-name="Preformatted_20_Text">ss:([^,]*),([^,]*),([^,]*),([^,]*) \3 </text:p>
      <text:p text:style-name="Preformatted_20_Text">sp:([^,]*),([^,]*),([^,]*),([^,]*) \4 </text:p>
      <text:p text:style-name="Preformatted_20_Text"/>
      <text:p text:style-name="Preformatted_20_Text">AUD:(\D+) $(\1: Australian dollar, Australian dollars, cent, cents) </text:p>
      <text:p text:style-name="Preformatted_20_Text">CAD:(\D+) $(\1: Canadian dollar, Canadian dollars, cent, cents) </text:p>
      <text:p text:style-name="Preformatted_20_Text">CHF:(\D+) $(\1: Swiss franc, Swiss francs, centime, centimes) </text:p>
      <text:p text:style-name="Preformatted_20_Text">CNY:(\D+) $(\1: Chinese yuan, Chinese yuan, fen, fen) </text:p>
      <text:p text:style-name="Preformatted_20_Text">EUR:(\D+) $(\1: euro, euro, cent, cents) </text:p>
      <text:p text:style-name="Preformatted_20_Text">GBP:(\D+) $(\1: pound sterling, pounds sterling, penny, pence) </text:p>
      <text:p text:style-name="Preformatted_20_Text">HKD:(\D+) $(\1: Hong Kong dollar, Hong Kong dollars, cent, cents) </text:p>
      <text:p text:style-name="Preformatted_20_Text">INR:(\D+) $(\1: Indian rupee, Indian rupees, paisa, paise) </text:p>
      <text:p text:style-name="Preformatted_20_Text">JPY:(\D+) $(\1: Japanese yen, Japanese yen, sen, sen) </text:p>
      <text:p text:style-name="Preformatted_20_Text">MXN:(\D+) $(\1: Mexican peso, Mexican pesos, centavo, centavos) </text:p>
      <text:p text:style-name="Preformatted_20_Text">NZD:(\D+) $(\1: New Zealand dollar, New Zealand dollars, cent, cents) </text:p>
      <text:p text:style-name="Preformatted_20_Text">SGD:(\D+) $(\1: Singapore dollar, Singapore dollars, cent, cents) </text:p>
      <text:p text:style-name="Preformatted_20_Text">USD:(\D+) $(\1: U.S. dollar, U.S. dollars, cent, cents) </text:p>
      <text:p text:style-name="Preformatted_20_Text">ZAR:(\D+) $(\1: South African rand, South African rand, cent, cents) </text:p>
      <text:p text:style-name="Preformatted_20_Text"><text:soft-page-break/></text:p>
      <text:p text:style-name="Preformatted_20_Text">"(JPY [-−]?\d+)[.,](\d\d)0" $1 </text:p>
      <text:p text:style-name="Preformatted_20_Text">"(JPY [-−]?\d+[.,]\d\d)(\d)" $1 $2 rin </text:p>
      <text:p text:style-name="Preformatted_20_Text"/>
      <text:p text:style-name="Preformatted_20_Text">"([A-Z]{3}) ([-−]?1)" $2 $(\1:us) </text:p>
      <text:p text:style-name="Preformatted_20_Text">"([A-Z]{3}) ([-−]?\d+)" $2 $(\1:up) </text:p>
      <text:p text:style-name="Preformatted_20_Text"/>
      <text:p text:style-name="Preformatted_20_Text">"(CNY [-−]?\d+)[.,](\d)0?" $1 $2 jiao </text:p>
      <text:p text:style-name="Preformatted_20_Text">"(CNY [-−]?\d+[.,]\d)(\d)" $1 $2 fen </text:p>
      <text:p text:style-name="Preformatted_20_Text"/>
      <text:p text:style-name="Preformatted_20_Text">"(([A-Z]{3}) [-−]?\d+)[.,](01)" $1 and |$(1) $(\2:ss) </text:p>
      <text:p text:style-name="Preformatted_20_Text">"(([A-Z]{3}) [-−]?\d+)[.,](\d)" $1 and |$(\30) $(\2:sp) </text:p>
      <text:p text:style-name="Preformatted_20_Text">"(([A-Z]{3}) [-−]?\d+)[.,](\d\d)" $1 and |$3 $(\2:sp) </text:p>
      <text:p text:style-name="Preformatted_20_Text"/>
      <text:p text:style-name="P24">== ordinal ==</text:p>
      <text:p text:style-name="P24"/>
      <text:p text:style-name="P24"># convert to text, and recall to convert</text:p>
      <text:p text:style-name="P24"># cardinal names to ordinal ones</text:p>
      <text:p text:style-name="P24"/>
      <text:p text:style-name="P24">([-−]?\d+) $(ordinal |$1)</text:p>
      <text:p text:style-name="P24"/>
      <text:p text:style-name="P24">(.*)one<text:tab/>\1first</text:p>
      <text:p text:style-name="P24">(.*)two<text:tab/>\1second</text:p>
      <text:p text:style-name="P24">(.*)three<text:tab/>\1third</text:p>
      <text:p text:style-name="P24">(.*)five<text:tab/>\1fifth</text:p>
      <text:p text:style-name="P24">(.*)eight<text:tab/>\1eighth</text:p>
      <text:p text:style-name="P24">(.*)nine<text:tab/>\1ninth</text:p>
      <text:p text:style-name="P24">(.*)twelve<text:tab/>\1twelfth</text:p>
      <text:p text:style-name="P24">(.*)y<text:tab/>\1ieth</text:p>
      <text:p text:style-name="P24">"(.*[^ ]) *" \1th</text:p>
      <text:p text:style-name="P24"/>
      <text:p text:style-name="P24">== ordinal-number ==</text:p>
      <text:p text:style-name="P24"/>
      <text:p text:style-name="P24">(.*1\d)<text:tab/>\1th</text:p>
      <text:p text:style-name="P24">(.*1)<text:tab/>\1st</text:p>
      <text:p text:style-name="P24">(.*2)<text:tab/>\1nd</text:p>
      <text:p text:style-name="P24">(.*3)<text:tab/>\1rd</text:p>
      <text:p text:style-name="P24">(.*)<text:tab/>\1th</text:p>
      <text:h text:style-name="Heading_20_1" text:outline-level="1">Appendix</text:h>
      <text:h text:style-name="Heading_20_2" text:outline-level="2">Python implementation of the Soros interpreter<text:note text:id="ftn6" text:note-class="footnote"><text:note-citation>6</text:note-citation><text:note-body><text:p text:style-name="Footnote">This program is released under the free BSD license.</text:p></text:note-body></text:note></text:h>
      <text:p text:style-name="P25">"Soros interpreter (see http://numbertext.org)"</text:p>
      <text:p text:style-name="P25">from __future__ import unicode_literals</text:p>
      <text:p text:style-name="P25"><text:soft-page-break/>from __future__ import print_function</text:p>
      <text:p text:style-name="P25">import re, sys</text:p>
      <text:p text:style-name="P25"/>
      <text:p text:style-name="P25">def run(program, data, lang):</text:p>
      <text:p text:style-name="P25"><text:s text:c="2"/>return compile(program, lang).run(data)</text:p>
      <text:p text:style-name="P25"/>
      <text:p text:style-name="P25">def compile(program, lang):</text:p>
      <text:p text:style-name="P25"><text:s text:c="2"/>return _Soros(program, lang)</text:p>
      <text:p text:style-name="P25"/>
      <text:p text:style-name="P25"># conversion function</text:p>
      <text:p text:style-name="P25">def _tr(text, chars, chars2, delim):</text:p>
      <text:p text:style-name="P25"><text:s text:c="2"/>for i in range(0, len(chars)):</text:p>
      <text:p text:style-name="P25"><text:s text:c="4"/>text = text.replace(delim + chars[i], chars2[i])</text:p>
      <text:p text:style-name="P25"><text:s text:c="2"/>return text</text:p>
      <text:p text:style-name="P25"/>
      <text:p text:style-name="P25"># string literals for metacharacter encoding</text:p>
      <text:p text:style-name="P25">_m = "\\\";#$()|[]"</text:p>
      <text:p text:style-name="P25">_c = u"\uE000\uE001\uE002\uE003\uE004\uE005\uE006\uE007\uE008\uE009" # Unicode private area</text:p>
      <text:p text:style-name="P25">_pipe = u"\uE003"</text:p>
      <text:p text:style-name="P25"># separator prefix = \uE00A</text:p>
      <text:p text:style-name="P25"/>
      <text:p text:style-name="P25"># pattern to recognize function calls in the replacement string</text:p>
      <text:p text:style-name="P25">_func = re.compile(_tr(r"""(?:\|?(?:\$\()+)? <text:s/># optional nested calls</text:p>
      <text:p text:style-name="P25"><text:s text:c="8"/>(\|?\$\(([^\(\)]*)\)\|?) <text:s text:c="13"/># inner call (2 subgroups)</text:p>
      <text:p text:style-name="P25"><text:s text:c="8"/>(?:\)+\|?)?""", <text:s text:c="15"/># optional nested calls</text:p>
      <text:p text:style-name="P25"><text:s text:c="8"/>_m[4:8], _c[:4], "\\"), re.X) <text:s/># \$, \(, \), \| -&gt; \uE000..\uE003</text:p>
      <text:p text:style-name="P25"/>
      <text:p text:style-name="P25">class _Soros:</text:p>
      <text:p text:style-name="P25"><text:s text:c="2"/>def __init__(self, prg, lang):</text:p>
      <text:p text:style-name="P25"><text:s text:c="4"/>self.lines = []</text:p>
      <text:p text:style-name="P25"><text:s text:c="4"/>if prg.find("__numbertext__") == -1:</text:p>
      <text:p text:style-name="P25"><text:s text:c="6"/>prg = "__numbertext__;" + prg</text:p>
      <text:p text:style-name="P25"><text:s text:c="4"/># default left zero deletion</text:p>
      <text:p text:style-name="P25"><text:s text:c="4"/># and separator function (no separation, if subcall returns with empty string)</text:p>
      <text:p text:style-name="P25"><text:s text:c="4"/>prg = prg.replace("__numbertext__", u"""0+(0|[1-9]\\d*) $1</text:p>
      <text:p text:style-name="P25">\"([a-z][-a-z]* )0+(0|[1-9]\\d*)\" $(\\1\\2)</text:p>
      <text:p text:style-name="P25">\"\uE00A(.*)\uE00A(.+)\uE00A(.*)\" \\1\\2\\3</text:p>
      <text:p text:style-name="P25">\"\uE00A.*\uE00A\uE00A.*\"</text:p>
      <text:p text:style-name="P25">""")</text:p>
      <text:p text:style-name="P25"><text:s text:c="4"/>prg = _tr(prg, _m[:4], _c[:4], "\\") # \\, \", \;, \# -&gt; \uE000..\uE003</text:p>
      <text:p text:style-name="P25"><text:s text:c="4"/># switch off all country-dependent lines, and switch on the requested ones</text:p>
      <text:p text:style-name="P25"><text:s text:c="4"/>prg = re.sub(r"(^|[\n;])([^\n;#]*#[^\n]*[[]:[^\n:\]]*:][^\n]*)", r"\1#\2", prg)</text:p>
      <text:p text:style-name="P25"><text:s text:c="4"/>prg = re.sub(r"(^|[\n;])#([^\n;#]*#[^\n]*[[]:" + lang.replace("_", "-") + r":][^\n]*)", r"\1\2", prg)</text:p>
      <text:p text:style-name="P25"><text:s text:c="4"/>matchline = re.compile("^\s*(\"[^\"]*\"|[^\s]*)\s*(.*[^\s])?\s*$")</text:p>
      <text:p text:style-name="P25"><text:s text:c="4"/>prefix = ""</text:p>
      <text:p text:style-name="P25"><text:s text:c="4"/>for s in re.sub("(#[^\n]*)?(\n|$)", ";", prg).split(";"):</text:p>
      <text:p text:style-name="P25"><text:s text:c="6"/>macro = re.match("== *(.*[^ ]?) ==", s)</text:p>
      <text:p text:style-name="P25"><text:s text:c="6"/>if macro != None:</text:p>
      <text:p text:style-name="P25"><text:s text:c="8"/>prefix = macro.group(1)</text:p>
      <text:p text:style-name="P25"><text:s text:c="8"/>continue</text:p>
      <text:p text:style-name="P25"><text:s text:c="6"/>m = matchline.match(s)</text:p>
      <text:p text:style-name="P25"><text:soft-page-break/><text:s text:c="6"/>if prefix != "" and s != "" and m != None:</text:p>
      <text:p text:style-name="P25"><text:s text:c="8"/>s = m.group(1).strip("\"")</text:p>
      <text:p text:style-name="P25"><text:s text:c="8"/>space = " " if s != "" else ""</text:p>
      <text:p text:style-name="P25"><text:s text:c="8"/>caret = ""</text:p>
      <text:p text:style-name="P25"><text:s text:c="8"/>if s[0:1] == "^":</text:p>
      <text:p text:style-name="P25"><text:s text:c="10"/>s = s[1:]</text:p>
      <text:p text:style-name="P25"><text:s text:c="10"/>caret = "^"</text:p>
      <text:p text:style-name="P25"><text:s text:c="8"/>s2 = m.group(2) if m.group(2) != None else ""</text:p>
      <text:p text:style-name="P25"><text:s text:c="8"/>s = "\"" + caret + prefix + space + s + "\" " + s2</text:p>
      <text:p text:style-name="P25"><text:s text:c="8"/>m = matchline.match(s)</text:p>
      <text:p text:style-name="P25"><text:s text:c="6"/>if m != None:</text:p>
      <text:p text:style-name="P25"><text:s text:c="8"/>s = _tr(m.group(1).strip("\""), _c[1:4], _m[1:4], "") \</text:p>
      <text:p text:style-name="P25"><text:s text:c="10"/>.replace(_c[_m.find("\\")], "\\\\") # -&gt; \\, ", ;, #</text:p>
      <text:p text:style-name="P25"><text:s text:c="8"/>if m.group(2) != None:</text:p>
      <text:p text:style-name="P25"><text:s text:c="10"/>s2 = m.group(2).strip("\"")</text:p>
      <text:p text:style-name="P25"><text:s text:c="8"/>else:</text:p>
      <text:p text:style-name="P25"><text:s text:c="10"/>s2 = ""</text:p>
      <text:p text:style-name="P25"><text:s text:c="8"/>s2 = _tr(s2, _m[4:], _c[4:], "\\") # \$, \(, \), \|, \[, \] -&gt; \uE004..\uE009</text:p>
      <text:p text:style-name="P25"><text:s text:c="8"/># call inner separator: [ ... $1 ... ] -&gt; $(\uE00A ... \uE00A$1\uE00A ... )</text:p>
      <text:p text:style-name="P25"><text:s text:c="8"/>s2 = re.sub(r"[[]\$(\d\d?|\([^\)]+\))",u"$(\uE00A\uE00A|$\\1\uE00A", s2)</text:p>
      <text:p text:style-name="P25"><text:s text:c="8"/>s2 = re.sub(r"[[]([^\$[\\]*)\$(\d\d?|\([^\)]+\))",u"$(\uE00A\\1\uE00A$\\2\uE00A", s2)</text:p>
      <text:p text:style-name="P25"><text:s text:c="8"/>s2 = re.sub(r"\uE00A]$","|\uE00A)", s2) # add "|" in terminating position</text:p>
      <text:p text:style-name="P25"><text:s text:c="8"/>s2 = re.sub(r"]",")", s2)</text:p>
      <text:p text:style-name="P25"><text:s text:c="8"/>s2 = re.sub(r"(\$\d|\))\|\$", r"\1||$", s2) # $()|$() -&gt; $()||$()</text:p>
      <text:p text:style-name="P25"><text:s text:c="8"/>s2 = _tr(s2, _c[:4], _m[:4], "") <text:s text:c="2"/># \uE000..\uE003-&gt; \, ", ;, #</text:p>
      <text:p text:style-name="P25"><text:s text:c="8"/>s2 = _tr(s2, _m[4:8], _c[:4], "") <text:s text:c="2"/># $, (, ), | -&gt; \uE000..\uE003</text:p>
      <text:p text:style-name="P25"><text:s text:c="8"/>s2 = _tr(s2, _c[4:], _m[4:], "") # \uE004..\uE009 -&gt; $, (, ), |, [, ]</text:p>
      <text:p text:style-name="P25"><text:s text:c="8"/>s2 = re.sub(r"\\(\d)", r"\\g&lt;\1&gt;",</text:p>
      <text:p text:style-name="P25"><text:s text:c="10"/>re.sub(r"\uE000(\d)", "\uE000\uE001\\\\g&lt;\\1&gt;\uE002", s2))</text:p>
      <text:p text:style-name="P25"><text:s text:c="8"/>try:</text:p>
      <text:p text:style-name="P25"><text:s text:c="10"/>self.lines = self.lines + [[</text:p>
      <text:p text:style-name="P25"><text:s text:c="12"/>re.compile("^" + s.lstrip("^").rstrip("$") + "$"),</text:p>
      <text:p text:style-name="P25"><text:s text:c="12"/>s2, s[:1] == "^", s[-1:] == "$"]]</text:p>
      <text:p text:style-name="P25"><text:s text:c="8"/>except:</text:p>
      <text:p text:style-name="P25"><text:s text:c="10"/>print("Error in following regex line: " + s, file=sys.stderr)</text:p>
      <text:p text:style-name="P25"><text:s text:c="10"/>raise</text:p>
      <text:p text:style-name="P25"/>
      <text:p text:style-name="P25"><text:s text:c="2"/>def run(self, data):</text:p>
      <text:p text:style-name="P25"><text:s text:c="4"/>return self._run(data, True, True)</text:p>
      <text:p text:style-name="P25"/>
      <text:p text:style-name="P25"><text:s text:c="2"/>def _run(self, data, begin, end):</text:p>
      <text:p text:style-name="P25"><text:s text:c="4"/>for i in self.lines:</text:p>
      <text:p text:style-name="P25"><text:s text:c="6"/>if not ((begin == False and i[2]) or (end == False and i[3])):</text:p>
      <text:p text:style-name="P25"><text:s text:c="8"/>m = i[0].match(data)</text:p>
      <text:p text:style-name="P25"><text:s text:c="8"/>if m:</text:p>
      <text:p text:style-name="P25"><text:s text:c="10"/>try:</text:p>
      <text:p text:style-name="P25"><text:s text:c="12"/>s = m.expand(i[1])</text:p>
      <text:p text:style-name="P25"><text:s text:c="10"/>except:</text:p>
      <text:p text:style-name="P25"><text:s text:c="12"/>print("Error for the following input: " + data, file=sys.stderr)</text:p>
      <text:p text:style-name="P25"><text:s text:c="12"/>raise</text:p>
      <text:p text:style-name="P25"><text:s text:c="10"/>n = _func.search(s)</text:p>
      <text:p text:style-name="P25"><text:soft-page-break/><text:s text:c="10"/>while n:</text:p>
      <text:p text:style-name="P25"><text:s text:c="12"/>b = False</text:p>
      <text:p text:style-name="P25"><text:s text:c="12"/>e = False</text:p>
      <text:p text:style-name="P25"><text:s text:c="12"/>if n.group(1)[0:1] == _pipe or n.group()[0:1] == _pipe:</text:p>
      <text:p text:style-name="P25"><text:s text:c="14"/>b = True</text:p>
      <text:p text:style-name="P25"><text:s text:c="12"/>elif n.start() == 0:</text:p>
      <text:p text:style-name="P25"><text:s text:c="14"/>b = begin</text:p>
      <text:p text:style-name="P25"><text:s text:c="12"/>if n.group(1)[-1:] == _pipe or n.group()[-1:] == _pipe:</text:p>
      <text:p text:style-name="P25"><text:s text:c="14"/>e = True</text:p>
      <text:p text:style-name="P25"><text:s text:c="12"/>elif n.end() == len(s):</text:p>
      <text:p text:style-name="P25"><text:s text:c="14"/>e = end</text:p>
      <text:p text:style-name="P25"><text:s text:c="12"/>s = s[:n.start(1)] + self._run(n.group(2), b, e) + s[n.end(1):]</text:p>
      <text:p text:style-name="P25"><text:s text:c="12"/>n = _func.search(s)</text:p>
      <text:p text:style-name="P25"><text:s text:c="10"/>return s</text:p>
      <text:p text:style-name="P25"><text:s text:c="4"/>return ""</text:p>
      <text:h text:style-name="Heading_20_2" text:outline-level="2">Java implementation of the Soros interpreter<text:note text:id="ftn7" text:note-class="footnote"><text:note-citation>7</text:note-citation><text:note-body><text:p text:style-name="Footnote">This program is released under the free BSD license.</text:p></text:note-body></text:note></text:h>
      <text:p text:style-name="P25">package org.numbertext;</text:p>
      <text:p text:style-name="P25"/>
      <text:p text:style-name="P25">import java.util.regex.Pattern;</text:p>
      <text:p text:style-name="P25">import java.util.regex.Matcher;</text:p>
      <text:p text:style-name="P25">import java.util.ArrayList;</text:p>
      <text:p text:style-name="P25"/>
      <text:p text:style-name="P25">public class Soros {</text:p>
      <text:p text:style-name="P25"><text:s text:c="2"/>private ArrayList&lt;Pattern&gt; patterns = new ArrayList&lt;Pattern&gt;();</text:p>
      <text:p text:style-name="P25"><text:s text:c="2"/>private ArrayList&lt;String&gt; values = new ArrayList&lt;String&gt;();</text:p>
      <text:p text:style-name="P25"><text:s text:c="2"/>private ArrayList&lt;Boolean&gt; begins = new ArrayList&lt;Boolean&gt;();</text:p>
      <text:p text:style-name="P25"><text:s text:c="2"/>private ArrayList&lt;Boolean&gt; ends = new ArrayList&lt;Boolean&gt;();</text:p>
      <text:p text:style-name="P25"/>
      <text:p text:style-name="P25"><text:s text:c="2"/>private static String m = "\\\";#";</text:p>
      <text:p text:style-name="P25"><text:s text:c="2"/>private static String m2 = "$()|[]";</text:p>
      <text:p text:style-name="P25"><text:s text:c="2"/>private static String c = "\uE000\uE001\uE002\uE003";</text:p>
      <text:p text:style-name="P25"><text:s text:c="2"/>private static String c2 = "\uE004\uE005\uE006\uE007\uE008\uE009";</text:p>
      <text:p text:style-name="P25"><text:s text:c="2"/>private static String slash = "\uE000";</text:p>
      <text:p text:style-name="P25"><text:s text:c="2"/>private static String pipe = "\uE003";</text:p>
      <text:p text:style-name="P25"/>
      <text:p text:style-name="P25"><text:s text:c="2"/>// pattern to recognize function calls in the replacement string</text:p>
      <text:p text:style-name="P25"/>
      <text:p text:style-name="P25"><text:s text:c="2"/>private static Pattern func = Pattern.compile(translate(</text:p>
      <text:p text:style-name="P25"><text:s text:c="8"/>"(?:\\|?(?:\\$\\()+)?" + <text:s text:c="15"/>// optional nested calls</text:p>
      <text:p text:style-name="P25"><text:s text:c="8"/>"(\\|?\\$\\(([^\\(\\)]*)\\)\\|?)" + <text:s text:c="4"/>// inner call (2 subgroups)</text:p>
      <text:p text:style-name="P25"><text:s text:c="8"/>"(?:\\)+\\|?)?", <text:s text:c="23"/>// optional nested calls</text:p>
      <text:p text:style-name="P25"><text:s text:c="8"/>m2.substring(0, c.length()), c, "\\")); // \$, \(, \), \| -&gt; \uE000..\uE003</text:p>
      <text:p text:style-name="P25"/>
      <text:p text:style-name="P25"><text:s text:c="2"/>private boolean numbertext = false;</text:p>
      <text:p text:style-name="P25"/>
      <text:p text:style-name="P25"><text:s text:c="2"/>public Soros(String source, String lang) {</text:p>
      <text:p text:style-name="P25"><text:s text:c="4"/>source = translate(source, m, c, "\\"); <text:s text:c="5"/>// \\, \", \;, \# -&gt; \uE000..\uE003</text:p>
      <text:p text:style-name="P25"><text:s text:c="4"/>// switch off all country-dependent lines, and switch on the requested ones</text:p>
      <text:p text:style-name="P25"><text:s text:c="4"/>source = source.replaceAll("(^|[\n;])([^\n;#]*#[^\n]*\\[:[^\n:\\]]*:]<text:soft-page-break/>[^\n]*)", "$1#$2")</text:p>
      <text:p text:style-name="P25"><text:s text:c="8"/>.replaceAll("(^|[\n;])#([^\n;#]*#[^\n]*\\[:" + lang.replace('_', '-') + ":][^\n]*)", "$1$2")</text:p>
      <text:p text:style-name="P25"><text:s text:c="8"/>.replaceAll("(#[^\n]*)?(\n|$)", ";"); <text:s text:c="2"/>// remove comments</text:p>
      <text:p text:style-name="P25"><text:s text:c="4"/>if (source.indexOf("__numbertext__") == -1)</text:p>
      <text:p text:style-name="P25"><text:s text:c="8"/>source = "__numbertext__;" + source;</text:p>
      <text:p text:style-name="P25"><text:s text:c="4"/>source = source.replace("__numbertext__",</text:p>
      <text:p text:style-name="P25"><text:s text:c="8"/>// default left zero deletion</text:p>
      <text:p text:style-name="P25"><text:s text:c="8"/>"\"([a-z][-a-z]* )?0+(0|[1-9]\\d*)\" $(\\1\\2);" +</text:p>
      <text:p text:style-name="P25"><text:s text:c="8"/>// separator function</text:p>
      <text:p text:style-name="P25"><text:s text:c="8"/>"\"\uE00A(.*)\uE00A(.+)\uE00A(.*)\" \\1\\2\\3;" +</text:p>
      <text:p text:style-name="P25"><text:s text:c="8"/>// no separation, if subcall returns with empty string</text:p>
      <text:p text:style-name="P25"><text:s text:c="8"/>"\"\uE00A.*\uE00A\uE00A.*\"");</text:p>
      <text:p text:style-name="P25"/>
      <text:p text:style-name="P25"><text:s text:c="4"/>Pattern p = Pattern.compile("^\\s*(\"[^\"]*\"|[^\\s]*)\\s*(.*[^\\s])?\\s*$");</text:p>
      <text:p text:style-name="P25"><text:s text:c="4"/>Pattern macro = Pattern.compile("== *(.*[^ ]?) ==");</text:p>
      <text:p text:style-name="P25"><text:s text:c="4"/>String prefix = "";</text:p>
      <text:p text:style-name="P25"><text:s text:c="4"/>for (String s : source.split(";")) {</text:p>
      <text:p text:style-name="P25"><text:s text:c="8"/>Matcher matchmacro = macro.matcher(s);</text:p>
      <text:p text:style-name="P25"><text:s text:c="8"/>if (matchmacro.matches()) {</text:p>
      <text:p text:style-name="P25"><text:s text:c="12"/>prefix = matchmacro.group(1);</text:p>
      <text:p text:style-name="P25"><text:s text:c="12"/>continue;</text:p>
      <text:p text:style-name="P25"><text:s text:c="8"/>}</text:p>
      <text:p text:style-name="P25"><text:s text:c="8"/>Matcher sp = p.matcher(s);</text:p>
      <text:p text:style-name="P25"><text:s text:c="8"/>if (!prefix.equals("") &amp;&amp; !s.equals("") &amp;&amp; sp.matches()) {</text:p>
      <text:p text:style-name="P25"><text:s text:c="12"/>s = sp.group(1).replaceFirst("^\"", "").replaceFirst("\"$","");</text:p>
      <text:p text:style-name="P25"><text:s text:c="12"/>s = "\"" + (s.startsWith("^") ? "^" : "") + prefix + (s.equals("") ? "" : " ") +</text:p>
      <text:p text:style-name="P25"><text:s text:c="17"/>s.replaceFirst("^\\^", "") + "\" " + sp.group(2);</text:p>
      <text:p text:style-name="P25"><text:s text:c="12"/>sp = p.matcher(s);</text:p>
      <text:p text:style-name="P25"><text:s text:c="8"/>}</text:p>
      <text:p text:style-name="P25"><text:s text:c="8"/>if (!s.equals("") &amp;&amp; sp.matches()) {</text:p>
      <text:p text:style-name="P25"><text:s text:c="12"/>s = translate(sp.group(1).replaceFirst("^\"", "").replaceFirst("\"$",""),</text:p>
      <text:p text:style-name="P25"><text:s text:c="16"/>c.substring(1), m.substring(1), "");</text:p>
      <text:p text:style-name="P25"><text:s text:c="12"/>s = s.replace(slash, "\\\\"); // -&gt; \\, ", ;, #</text:p>
      <text:p text:style-name="P25"><text:s text:c="12"/>String s2 = "";</text:p>
      <text:p text:style-name="P25"><text:s text:c="12"/>if (sp.group(2) != null) s2 = sp.group(2).replaceFirst("^\"", "").replaceFirst("\"$","");</text:p>
      <text:p text:style-name="P25"><text:s text:c="12"/>s2 = translate(s2, m2, c2, "\\"); <text:s text:c="2"/>// \$, \(, \), \|, \[, \] -&gt; \uE004..\uE009</text:p>
      <text:p text:style-name="P25"><text:s text:c="12"/>// call inner separator: [ ... $1 ... ] -&gt; $(\uE00A ... \uE00A$1\uE00A ... )</text:p>
      <text:p text:style-name="P25"><text:s text:c="12"/>s2 = s2.replaceAll("^\\[[$](\\d\\d?|\\([^\\)]+\\))", "\\$(\uE00A\uE00A|\\$$1\uE00A") // add "|"</text:p>
      <text:p text:style-name="P25"><text:s text:c="16"/>.replaceAll("\\[([^$\\[\\\\]*)[$](\\d\\d?|\\([^\\)]+\\))", "\\$(\uE00A$1\uE00A\\$$2\uE00A")</text:p>
      <text:p text:style-name="P25"><text:s text:c="16"/>.replaceAll("\uE00A\\]$","|\uE00A)") // add "|" in terminating position</text:p>
      <text:p text:style-name="P25"><text:s text:c="16"/>.replaceAll("\\]", ")")</text:p>
      <text:p text:style-name="P25"><text:s text:c="16"/>.replaceAll("(\\$\\d|\\))\\|\\$", "$1||\\$"); // $()|$() -&gt; $()||$()</text:p>
      <text:p text:style-name="P25"><text:s text:c="12"/>s2 = translate(s2, c, m, ""); <text:s text:c="6"/>// \uE000..\uE003-&gt; \, ", ;, #</text:p>
      <text:p text:style-name="P25"><text:s text:c="12"/>s2 = translate(s2, m2.substring(0, c.length()), c, ""); <text:s text:c="5"/>// $, <text:soft-page-break/>(, ), | -&gt; \uE000..\uE003</text:p>
      <text:p text:style-name="P25"><text:s text:c="12"/>s2 = translate(s2, c2, m2, ""); <text:s text:c="4"/>// \uE004..\uE009 -&gt; $, (, ), |, [, ]</text:p>
      <text:p text:style-name="P25"><text:s text:c="12"/>s2 = s2.replaceAll("[$]", "\\$") <text:s text:c="3"/>// $ -&gt; \$</text:p>
      <text:p text:style-name="P25"><text:s text:c="16"/>.replaceAll("\uE000(\\d)", "\uE000\uE001\\$$1\uE002") // $n -&gt; $(\n)</text:p>
      <text:p text:style-name="P25"><text:s text:c="16"/>.replaceAll("\\\\(\\d)", "\\$$1") // \[n] -&gt; $[n]</text:p>
      <text:p text:style-name="P25"><text:s text:c="16"/>.replace("\\n", "\n"); <text:s text:c="11"/>// \n -&gt; [new line]</text:p>
      <text:p text:style-name="P25"><text:s text:c="12"/>patterns.add(Pattern.compile("^" + s.replaceFirst("^\\^", "")</text:p>
      <text:p text:style-name="P25"><text:s text:c="16"/>.replaceFirst("\\$$", "") + "$"));</text:p>
      <text:p text:style-name="P25"><text:s text:c="12"/>begins.add(s.startsWith("^"));</text:p>
      <text:p text:style-name="P25"><text:s text:c="12"/>ends.add(s.endsWith("$"));</text:p>
      <text:p text:style-name="P25"><text:s text:c="12"/>values.add(s2);</text:p>
      <text:p text:style-name="P25"><text:s text:c="8"/>}</text:p>
      <text:p text:style-name="P25"><text:s text:c="4"/>}</text:p>
      <text:p text:style-name="P25"><text:s text:c="2"/>}</text:p>
      <text:p text:style-name="P25"/>
      <text:p text:style-name="P25"><text:s text:c="2"/>public String run(String input) {</text:p>
      <text:p text:style-name="P25"><text:s text:c="4"/>return run(input, true, true);</text:p>
      <text:p text:style-name="P25"><text:s text:c="2"/>}</text:p>
      <text:p text:style-name="P25"/>
      <text:p text:style-name="P25"><text:s text:c="2"/>private String run(String input, boolean begin, boolean end) {</text:p>
      <text:p text:style-name="P25"><text:s text:c="4"/>for (int i = 0; i &lt; patterns.size(); i++) {</text:p>
      <text:p text:style-name="P25"><text:s text:c="8"/>if ((!begin &amp;&amp; begins.get(i)) || (!end &amp;&amp; ends.get(i))) continue;</text:p>
      <text:p text:style-name="P25"><text:s text:c="8"/>Matcher m = patterns.get(i).matcher(input);</text:p>
      <text:p text:style-name="P25"><text:s text:c="8"/>if (!m.matches()) continue;</text:p>
      <text:p text:style-name="P25"><text:s text:c="8"/>String s = m.replaceAll(values.get(i));</text:p>
      <text:p text:style-name="P25"><text:s text:c="8"/>Matcher n = func.matcher(s);</text:p>
      <text:p text:style-name="P25"><text:s text:c="8"/>while (n.find()) {</text:p>
      <text:p text:style-name="P25"><text:s text:c="12"/>boolean b = false;</text:p>
      <text:p text:style-name="P25"><text:s text:c="12"/>boolean e = false;</text:p>
      <text:p text:style-name="P25"><text:s text:c="12"/>if (n.group(1).startsWith(pipe) || n.group().startsWith(pipe)) b = true;</text:p>
      <text:p text:style-name="P25"><text:s text:c="12"/>else if (n.start() == 0) b = begin;</text:p>
      <text:p text:style-name="P25"><text:s text:c="12"/>if (n.group(1).endsWith(pipe) || n.group().endsWith(pipe)) e = true;</text:p>
      <text:p text:style-name="P25"><text:s text:c="12"/>else if (n.end() == s.length()) e = end;</text:p>
      <text:p text:style-name="P25"><text:s text:c="12"/>s = s.substring(0, n.start(1)) + run(n.group(2), b, e) + s.substring(n.end(1));</text:p>
      <text:p text:style-name="P25"><text:s text:c="12"/>n = func.matcher(s);</text:p>
      <text:p text:style-name="P25"><text:s text:c="8"/>}</text:p>
      <text:p text:style-name="P25"><text:s text:c="8"/>return s;</text:p>
      <text:p text:style-name="P25"><text:s text:c="4"/>}</text:p>
      <text:p text:style-name="P25"><text:s text:c="4"/>return "";</text:p>
      <text:p text:style-name="P25"><text:s text:c="2"/>}</text:p>
      <text:p text:style-name="P25"/>
      <text:p text:style-name="P25"><text:s text:c="2"/>private static String translate(String s, String chars, String chars2, String delim) {</text:p>
      <text:p text:style-name="P25"><text:s text:c="4"/>for (int i = 0; i &lt; chars.length(); i++) {</text:p>
      <text:p text:style-name="P25"><text:s text:c="8"/>s = s.replace(delim + chars.charAt(i), "" + chars2.charAt(i));</text:p>
      <text:p text:style-name="P25"><text:s text:c="4"/>}</text:p>
      <text:p text:style-name="P25"><text:s text:c="4"/>return s;</text:p>
      <text:p text:style-name="P25"><text:s text:c="2"/>}</text:p>
      <text:p text:style-name="P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tyle:font-family-generic="swiss"/>
    <style:font-face style:name="Source Code Pro" svg:font-family="'Source Code Pro'" style:font-adornments="Általános"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ource Sans Pro"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ource Sans Pro"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ource Sans Pro" fo:font-family="'Source Sans Pro'"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loext:graphic-properties draw:fill="solid" draw:fill-color="#ffffcc" draw:fill-image-width="0cm" draw:fill-image-height="0cm"/>
      <style:paragraph-properties fo:margin-top="0cm" fo:margin-bottom="0.109cm" loext:contextual-spacing="true" style:page-number="auto" fo:background-color="#ffffcc"/>
      <style:text-properties style:font-name="Source Code Pro" fo:font-family="'Source Code Pro'" style:font-style-name="Általános" style:font-pitch="fixed" fo:language="zxx" fo:country="non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Source Code Pro" fo:font-family="'Source Code Pro'" style:font-style-name="Általános" style:font-pitch="fixed" fo:background-color="#ffffc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5-19T22:05:07</meta:creation-date>
    <dc:date>2018-04-19T16:00:51.326833901</dc:date>
    <meta:editing-duration>PT22H19M28S</meta:editing-duration>
    <meta:editing-cycles>58</meta:editing-cycles>
    <meta:generator>LibreOffice/5.1.6.2$Linux_X86_64 LibreOffice_project/10m0$Build-2</meta:generator>
    <dc:creator>Németh László </dc:creator>
    <meta:document-statistic meta:table-count="0" meta:image-count="0" meta:object-count="0" meta:page-count="12" meta:paragraph-count="413" meta:word-count="2961" meta:character-count="22097" meta:non-whitespace-character-count="17799"/>
    <meta:user-defined meta:name="Info 1"/>
    <meta:user-defined meta:name="Info 2"/>
    <meta:user-defined meta:name="Info 3"/>
    <meta:user-defined meta:name="Info 4"/>
  </office:meta>
</office:document-meta>
</file>